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600000121907398D56098298C.png" manifest:media-type="image/png"/>
  <manifest:file-entry manifest:full-path="Pictures/10000201000003440000011A9FB02DCEEFB98272.png" manifest:media-type="image/png"/>
  <manifest:file-entry manifest:full-path="Pictures/100002010000031F00000123DC5BF24EC052C878.png" manifest:media-type="image/png"/>
  <manifest:file-entry manifest:full-path="Pictures/100002010000031F0000011E8942DB1CC96DB9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2575in" draw:z-index="0"><draw:image xlink:href="Pictures/10000201000003440000011A9FB02DCEEFB98272.png" xlink:type="simple" xlink:show="embed" xlink:actuate="onLoad" loext:mime-type="image/x-vclgraphic"/></draw:frame></text:p>
      <text:p text:style-name="Standard"><draw:frame draw:style-name="fr1" draw:name="Image2" text:anchor-type="paragraph" svg:width="6.6929in" svg:height="2.3953in" draw:z-index="1"><draw:image xlink:href="Pictures/100002010000031F0000011E8942DB1CC96DB936.png" xlink:type="simple" xlink:show="embed" xlink:actuate="onLoad" loext:mime-type="image/x-vclgraphic"/></draw:frame></text:p>
      <text:p text:style-name="Standard"><draw:frame draw:style-name="fr1" draw:name="Image3" text:anchor-type="paragraph" svg:width="6.6929in" svg:height="2.3992in" draw:z-index="2"><draw:image xlink:href="Pictures/100002010000032600000121907398D56098298C.png" xlink:type="simple" xlink:show="embed" xlink:actuate="onLoad" loext:mime-type="image/x-vclgraphic"/></draw:frame></text:p>
      <text:p text:style-name="Standard"><draw:frame draw:style-name="fr1" draw:name="Image4" text:anchor-type="paragraph" svg:width="6.6929in" svg:height="2.4374in" draw:z-index="3"><draw:image xlink:href="Pictures/100002010000031F00000123DC5BF24EC052C87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1:39:12.649230764</meta:creation-date>
    <dc:date>2019-06-17T01:41:24.349642332</dc:date>
    <meta:editing-duration>PT2M1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